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7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6.5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Object_20_with_20_no_20_fill_20_and_20_no_20_line">
      <style:graphic-properties svg:stroke-width="0cm" draw:marker-start-width="0.3cm" draw:marker-end-width="0.3cm"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7cm" fo:min-width="3.2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267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cm" svg:y1="10.5cm" svg:x2="19cm" svg:y2="10.5cm">
          <text:p/>
        </draw:line>
        <draw:frame draw:style-name="gr2" draw:layer="layout" svg:width="0.925cm" svg:height="0.963cm" svg:x="6cm" svg:y="10.9cm">
          <draw:text-box>
            <text:p>A</text:p>
          </draw:text-box>
        </draw:frame>
        <draw:frame draw:style-name="gr2" draw:layer="layout" svg:width="0.925cm" svg:height="0.963cm" svg:x="18.901cm" svg:y="10.901cm">
          <draw:text-box>
            <text:p>B</text:p>
          </draw:text-box>
        </draw:frame>
        <draw:frame draw:style-name="gr3" draw:layer="layout" svg:width="7.272cm" svg:height="0.963cm" svg:x="6cm" svg:y="4cm">
          <draw:text-box>
            <text:p>做线段AB的垂直平分线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7cm" svg:y1="10.5cm" svg:x2="19cm" svg:y2="10.5cm">
          <text:p/>
        </draw:line>
        <draw:frame draw:style-name="gr2" draw:layer="layout" svg:width="0.925cm" svg:height="0.963cm" svg:x="6cm" svg:y="10.9cm">
          <draw:text-box>
            <text:p>A</text:p>
          </draw:text-box>
        </draw:frame>
        <draw:frame draw:style-name="gr2" draw:layer="layout" svg:width="0.925cm" svg:height="0.963cm" svg:x="18.901cm" svg:y="10.901cm">
          <draw:text-box>
            <text:p>B</text:p>
          </draw:text-box>
        </draw:frame>
        <draw:frame draw:style-name="gr3" draw:layer="layout" svg:width="7.272cm" svg:height="0.963cm" svg:x="6cm" svg:y="1.9cm">
          <draw:text-box>
            <text:p>做线段AB的垂直平分线</text:p>
          </draw:text-box>
        </draw:frame>
        <draw:line draw:style-name="gr1" draw:text-style-name="P1" draw:layer="layout" svg:x1="12.5cm" svg:y1="5.8cm" svg:x2="13.5cm" svg:y2="5.3cm">
          <text:p/>
        </draw:line>
        <draw:line draw:style-name="gr1" draw:text-style-name="P1" draw:layer="layout" svg:x1="13.6cm" svg:y1="5.8cm" svg:x2="12.6cm" svg:y2="5.3cm">
          <text:p/>
        </draw:line>
        <draw:line draw:style-name="gr1" draw:text-style-name="P1" draw:layer="layout" svg:x1="12.4cm" svg:y1="15.3cm" svg:x2="13.4cm" svg:y2="14.8cm">
          <text:p/>
        </draw:line>
        <draw:line draw:style-name="gr1" draw:text-style-name="P1" draw:layer="layout" svg:x1="13.5cm" svg:y1="15.3cm" svg:x2="12.5cm" svg:y2="14.8cm">
          <text:p/>
        </draw:line>
        <draw:frame draw:style-name="gr5" draw:layer="layout" svg:width="0.9cm" svg:height="0.963cm" svg:x="12.6cm" svg:y="4.563cm">
          <draw:text-box>
            <text:p>C</text:p>
          </draw:text-box>
        </draw:frame>
        <draw:frame draw:style-name="gr6" draw:layer="layout" svg:width="0.959cm" svg:height="0.963cm" svg:x="12.499cm" svg:y="15.101cm">
          <draw:text-box>
            <text:p>D</text:p>
          </draw:text-box>
        </draw:frame>
        <draw:line draw:style-name="gr7" draw:text-style-name="P1" draw:layer="layout" svg:x1="7cm" svg:y1="10.5cm" svg:x2="13cm" svg:y2="5.5cm">
          <text:p/>
        </draw:line>
        <draw:line draw:style-name="gr7" draw:text-style-name="P1" draw:layer="layout" svg:x1="19cm" svg:y1="10.5cm" svg:x2="13cm" svg:y2="5.5cm">
          <text:p/>
        </draw:line>
        <draw:line draw:style-name="gr7" draw:text-style-name="P1" draw:layer="layout" svg:x1="7cm" svg:y1="10.5cm" svg:x2="13cm" svg:y2="15cm">
          <text:p/>
        </draw:line>
        <draw:line draw:style-name="gr7" draw:text-style-name="P1" draw:layer="layout" svg:x1="19cm" svg:y1="10.5cm" svg:x2="13cm" svg:y2="15cm">
          <text:p/>
        </draw:line>
        <draw:line draw:style-name="gr7" draw:text-style-name="P1" draw:layer="layout" svg:x1="13cm" svg:y1="5.5cm" svg:x2="13cm" svg:y2="15cm">
          <text:p/>
        </draw:line>
        <draw:frame draw:style-name="gr5" draw:layer="layout" svg:width="0.9cm" svg:height="0.963cm" svg:x="12.9cm" svg:y="9.564cm">
          <draw:text-box>
            <text:p>O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7cm" svg:y1="10.5cm" svg:x2="19cm" svg:y2="10.5cm">
          <text:p/>
        </draw:line>
        <draw:frame draw:style-name="gr2" draw:layer="layout" svg:width="0.925cm" svg:height="0.963cm" svg:x="6cm" svg:y="10.9cm">
          <draw:text-box>
            <text:p>A</text:p>
          </draw:text-box>
        </draw:frame>
        <draw:frame draw:style-name="gr2" draw:layer="layout" svg:width="0.925cm" svg:height="0.963cm" svg:x="18.901cm" svg:y="10.901cm">
          <draw:text-box>
            <text:p>B</text:p>
          </draw:text-box>
        </draw:frame>
        <draw:frame draw:style-name="gr8" draw:layer="layout" svg:width="5.739cm" svg:height="0.963cm" svg:x="6cm" svg:y="4cm">
          <draw:text-box>
            <text:p>找出线段AB的中点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5.5cm" svg:y1="13.1cm" svg:x2="21cm" svg:y2="13.1cm">
          <text:p/>
        </draw:line>
        <draw:frame draw:style-name="gr6" draw:layer="layout" svg:width="0.959cm" svg:height="0.963cm" svg:x="4.988cm" svg:y="13.5cm">
          <draw:text-box>
            <text:p>C</text:p>
          </draw:text-box>
        </draw:frame>
        <draw:frame draw:style-name="gr6" draw:layer="layout" svg:width="0.959cm" svg:height="0.963cm" svg:x="21.289cm" svg:y="13.501cm">
          <draw:text-box>
            <text:p>D</text:p>
          </draw:text-box>
        </draw:frame>
        <draw:frame draw:style-name="gr9" draw:layer="layout" svg:width="1.281cm" svg:height="0.963cm" svg:x="17.79cm" svg:y="6.702cm">
          <draw:text-box>
            <text:p>B .</text:p>
          </draw:text-box>
        </draw:frame>
        <draw:frame draw:style-name="gr10" draw:layer="layout" svg:width="1.247cm" svg:height="0.963cm" svg:x="7.491cm" svg:y="9.303cm">
          <draw:text-box>
            <text:p>A .</text:p>
          </draw:text-box>
        </draw:frame>
        <draw:frame draw:style-name="gr11" draw:layer="layout" svg:width="17.057cm" svg:height="1.675cm" svg:x="5.5cm" svg:y="2.976cm">
          <draw:text-box>
            <text:p>A、B为线段CD外两点，在线段CD上找一点，使这一点到</text:p>
            <text:p>A和B的距离之和最短。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" draw:text-style-name="P1" draw:layer="layout" svg:x1="5.501cm" svg:y1="13cm" svg:x2="21.001cm" svg:y2="13cm">
          <text:p/>
        </draw:line>
        <draw:frame draw:style-name="gr6" draw:layer="layout" svg:width="0.959cm" svg:height="0.963cm" svg:x="4.989cm" svg:y="13.4cm">
          <draw:text-box>
            <text:p>C</text:p>
          </draw:text-box>
        </draw:frame>
        <draw:frame draw:style-name="gr6" draw:layer="layout" svg:width="0.959cm" svg:height="0.963cm" svg:x="21.29cm" svg:y="13.401cm">
          <draw:text-box>
            <text:p>D</text:p>
          </draw:text-box>
        </draw:frame>
        <draw:frame draw:style-name="gr9" draw:layer="layout" svg:width="1.281cm" svg:height="0.963cm" svg:x="17.791cm" svg:y="6.602cm">
          <draw:text-box>
            <text:p>B .</text:p>
          </draw:text-box>
        </draw:frame>
        <draw:frame draw:style-name="gr10" draw:layer="layout" svg:width="1.247cm" svg:height="0.963cm" svg:x="7.492cm" svg:y="9.203cm">
          <draw:text-box>
            <text:p>A .</text:p>
          </draw:text-box>
        </draw:frame>
        <draw:frame draw:style-name="gr11" draw:layer="layout" svg:width="17.057cm" svg:height="1.675cm" svg:x="5.501cm" svg:y="2.876cm">
          <draw:text-box>
            <text:p>A、B为线段CD外两点，在线段CD上找一点，使这一点到</text:p>
            <text:p>A和B的距离之和最短。</text:p>
          </draw:text-box>
        </draw:frame>
        <draw:line draw:style-name="gr1" draw:text-style-name="P1" draw:layer="layout" svg:x1="6cm" svg:y1="12.5cm" svg:x2="6.5cm" svg:y2="13.5cm">
          <text:p/>
        </draw:line>
        <draw:line draw:style-name="gr1" draw:text-style-name="P1" draw:layer="layout" svg:x1="10.8cm" svg:y1="12.5cm" svg:x2="10.3cm" svg:y2="13.5cm">
          <text:p/>
        </draw:line>
        <draw:line draw:style-name="gr1" draw:text-style-name="P1" draw:layer="layout" svg:x1="8.5cm" svg:y1="16cm" svg:x2="8cm" svg:y2="16.5cm">
          <text:p/>
        </draw:line>
        <draw:line draw:style-name="gr1" draw:text-style-name="P1" draw:layer="layout" svg:x1="8cm" svg:y1="16cm" svg:x2="8.5cm" svg:y2="16.5cm">
          <text:p/>
        </draw:line>
        <draw:frame draw:style-name="gr12" draw:layer="layout" svg:width="1.065cm" svg:height="0.963cm" svg:x="7.5cm" svg:y="16.857cm">
          <draw:text-box>
            <text:p>A‘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1" draw:text-style-name="P1" draw:layer="layout" svg:x1="5.5cm" svg:y1="8.8cm" svg:x2="21cm" svg:y2="8.8cm">
          <text:p/>
        </draw:line>
        <draw:frame draw:style-name="gr6" draw:layer="layout" svg:width="0.959cm" svg:height="0.963cm" svg:x="4.988cm" svg:y="9.2cm">
          <draw:text-box>
            <text:p>C</text:p>
          </draw:text-box>
        </draw:frame>
        <draw:frame draw:style-name="gr6" draw:layer="layout" svg:width="0.959cm" svg:height="0.963cm" svg:x="21.289cm" svg:y="9.201cm">
          <draw:text-box>
            <text:p>D</text:p>
          </draw:text-box>
        </draw:frame>
        <draw:frame draw:style-name="gr9" draw:layer="layout" svg:width="1.281cm" svg:height="0.963cm" svg:x="17.49cm" svg:y="2.802cm">
          <draw:text-box>
            <text:p>B .</text:p>
          </draw:text-box>
        </draw:frame>
        <draw:frame draw:style-name="gr10" draw:layer="layout" svg:width="1.247cm" svg:height="0.963cm" svg:x="7.491cm" svg:y="5.003cm">
          <draw:text-box>
            <text:p>A .</text:p>
          </draw:text-box>
        </draw:frame>
        <draw:frame draw:style-name="gr13" draw:layer="layout" svg:width="0.68cm" svg:height="0.963cm" svg:x="8.066cm" svg:y="12cm">
          <draw:text-box>
            <text:p>.</text:p>
          </draw:text-box>
        </draw:frame>
        <draw:line draw:style-name="gr7" draw:text-style-name="P1" draw:layer="layout" svg:x1="8.3cm" svg:y1="12.7cm" svg:x2="18.8cm" svg:y2="3.1cm">
          <text:p/>
        </draw:line>
        <draw:frame draw:style-name="gr2" draw:layer="layout" svg:width="0.925cm" svg:height="0.963cm" svg:x="12.5cm" svg:y="9cm">
          <draw:text-box>
            <text:p>E</text:p>
          </draw:text-box>
        </draw:frame>
        <draw:line draw:style-name="gr7" draw:text-style-name="P1" draw:layer="layout" svg:x1="8.5cm" svg:y1="5.8cm" svg:x2="10.5cm" svg:y2="8.8cm">
          <text:p/>
        </draw:line>
        <draw:line draw:style-name="gr7" draw:text-style-name="P1" draw:layer="layout" svg:x1="10.5cm" svg:y1="8.9cm" svg:x2="18.5cm" svg:y2="3.4cm">
          <text:p/>
        </draw:line>
        <draw:line draw:style-name="gr7" draw:text-style-name="P1" draw:layer="layout" svg:x1="10.5cm" svg:y1="9cm" svg:x2="8.5cm" svg:y2="12.5cm">
          <text:p/>
        </draw:line>
        <draw:frame draw:style-name="gr14" draw:layer="layout" svg:width="1.048cm" svg:height="0.963cm" svg:x="7.2cm" svg:y="12.161cm">
          <draw:text-box>
            <text:p>A'</text:p>
          </draw:text-box>
        </draw:frame>
        <draw:line draw:style-name="gr7" draw:text-style-name="P1" draw:layer="layout" svg:x1="8.5cm" svg:y1="5.7cm" svg:x2="12.5cm" svg:y2="8.7cm">
          <text:p/>
        </draw:line>
        <draw:frame draw:style-name="gr15" draw:layer="layout" svg:width="0.891cm" svg:height="0.963cm" svg:x="10.4cm" svg:y="8.9cm">
          <draw:text-box>
            <text:p>F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6" draw:text-style-name="P1" draw:layer="layout" svg:width="1.999cm" svg:height="0.999cm" svg:x="13cm" svg:y="10.0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6" draw:text-style-name="P1" draw:layer="layout" svg:width="0.2cm" svg:height="0.483cm" svg:x="13cm" svg:y="10.0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6" draw:text-style-name="P1" draw:layer="layout" svg:width="0.2cm" svg:height="0.483cm" svg:x="13cm" svg:y="10.00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7" draw:text-style-name="P1" draw:layer="layout" svg:width="1.143cm" svg:height="0.542cm" svg:x="4.714cm" svg:y="8.45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7" draw:text-style-name="P1" draw:layer="layout" svg:width="1.286cm" svg:height="0.542cm" svg:x="4.714cm" svg:y="9.45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8" draw:layer="layout" svg:width="3.702cm" svg:height="4.997cm" svg:x="4.298cm" svg:y="2.5cm">
          <draw:text-box>
            <text:p>展开下列算式</text:p>
            <text:p/>
            <text:p/>
            <text:p/>
            <text:p><text:span text:style-name="T1">(x+a)(x-a)</text:span></text:p>
            <text:p/>
            <text:p/>
          </draw:text-box>
        </draw:frame>
        <draw:frame draw:style-name="gr16" draw:text-style-name="P1" draw:layer="layout" svg:width="1.475cm" svg:height="0.542cm" svg:x="4.5cm" svg:y="4.45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9" draw:layer="layout" svg:width="6.767cm" svg:height="3.099cm" svg:x="4.5cm" svg:y="7cm">
          <draw:text-box>
            <text:p>用科学计数法算出结果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34M21S</meta:editing-duration>
    <meta:editing-cycles>12</meta:editing-cycles>
    <meta:generator>OpenOffice/4.1.11$Win32 OpenOffice.org_project/4111m1$Build-9808</meta:generator>
    <dc:date>2025-08-11T23:02:46.87</dc:date>
    <meta:document-statistic meta:object-count="98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>
  <semantics>
    <mrow>
      <msup>
        <mrow>
          <mo stretchy="false">(</mo>
          <mrow>
            <mrow>
              <mi>x</mi>
              <mo stretchy="false">+</mo>
              <mi>a</mi>
            </mrow>
          </mrow>
          <mo stretchy="false">)</mo>
        </mrow>
        <mn>2</mn>
      </msup>
    </mrow>
    <annotation encoding="StarMath 5.0">(x+a)^2</annotation>
  </semantics>
</math>
</file>

<file path=Object 5/content.xml><?xml version="1.0" encoding="utf-8"?>
<math xmlns="http://www.w3.org/1998/Math/MathML">
  <semantics>
    <mrow>
      <mrow>
        <msup>
          <mn>5</mn>
          <mn>6</mn>
        </msup>
        <mo stretchy="false">∗</mo>
        <msup>
          <mn>2</mn>
          <mn>3</mn>
        </msup>
      </mrow>
    </mrow>
    <annotation encoding="StarMath 5.0">5^6*2^3</annotation>
  </semantics>
</math>
</file>

<file path=Object 6/content.xml><?xml version="1.0" encoding="utf-8"?>
<math xmlns="http://www.w3.org/1998/Math/MathML">
  <semantics>
    <mrow>
      <mrow>
        <msup>
          <mn>5</mn>
          <mn>13</mn>
        </msup>
        <mo stretchy="false">∗</mo>
        <msup>
          <mn>4</mn>
          <mn>5</mn>
        </msup>
      </mrow>
    </mrow>
    <annotation encoding="StarMath 5.0">5^13*4^5</annotation>
  </semantics>
</math>
</file>